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0</text:p>
          <text:p text:style-name="P8">4.3.2 Customizing frame<text:tab/>72</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9</text:p>
          <text:p text:style-name="P8">4.4.2 Custom list actions<text:tab/>80</text:p>
          <text:p text:style-name="P8">4.4.3 Custom detail actions<text:tab/>81</text:p>
          <text:p text:style-name="P8">4.4.4 Refining collection view default behavior (new in v2.0.2)<text:tab/>83</text:p>
          <text:p text:style-name="P7">4.5 View property<text:tab/>84</text:p>
          <text:p text:style-name="P7">4.6 Editors configuration<text:tab/>85</text:p>
          <text:p text:style-name="P7">4.7 Multiple values editors <text:tab/>88</text:p>
          <text:p text:style-name="P7">4.8 Custom editors and stereotypes for displaying combos<text:tab/>90</text:p>
          <text:p text:style-name="P7">4.9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All action types<text:tab/>132</text:p>
          <text:p text:style-name="P6">8 Application<text:tab/>134</text:p>
          <text:p text:style-name="P7">8.1 Typical module example<text:tab/>135</text:p>
          <text:p text:style-name="P7">8.2 Only detail module<text:tab/>136</text:p>
          <text:p text:style-name="P7">8.3 Only list module<text:tab/>136</text:p>
          <text:p text:style-name="P7">8.4 Documentation module<text:tab/>136</text:p>
          <text:p text:style-name="P6">9 Aspects<text:tab/>138</text:p>
          <text:p text:style-name="P7">9.1 Introduction to AOP<text:tab/>138</text:p>
          <text:p text:style-name="P7">9.2 Aspects definition<text:tab/>138</text:p>
          <text:p text:style-name="P7">9.3 AccessTracking: A practical application of aspects<text:tab/>140</text:p>
          <text:p text:style-name="P8">9.3.1 The aspect definition<text:tab/>140</text:p>
          <text:p text:style-name="P8">9.3.2 Setup AccessTracking<text:tab/>141</text:p>
          <text:p text:style-name="P6">10 Miscellaneous<text:tab/>143</text:p>
          <text:p text:style-name="P7">10.1 Many-to-many relationships<text:tab/>143</text:p>
          <text:p text:style-name="P7">10.2 Programming with Hibernate<text:tab/>145</text:p>
          <text:p text:style-name="P7">10.3 Custom JSP view and OpenXava taglibs<text:tab/>145</text:p>
          <text:p text:style-name="P8">10.3.1 Example<text:tab/>145</text:p>
          <text:p text:style-name="P8">10.3.2 xava:editor<text:tab/>147</text:p>
          <text:p text:style-name="P8">10.3.3 xava:action, xava:link, xava:image, xava:button<text:tab/>147</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3">class</text:span><text:span text:style-name="T22">=</text:span><text:span text:style-name="T24">"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3">name</text:span><text:span text:style-name="T22">=</text:span><text:span text:style-name="T24">"alternateSeller" </text:span><text:span text:style-name="T23">model</text:span><text:span text:style-name="T22">=</text:span><text:span text:style-name="T24">"Seller"</text:span><text:span text:style-name="T16">/&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3">class</text:span><text:span text:style-name="T22">=</text:span><text:span text:style-name="T24">"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6">&lt;</text:span><text:span text:style-name="T17">object </text:span><text:span text:style-name="T23">name</text:span><text:span text:style-name="T22">=</text:span><text:span text:style-name="T24">"xava_previousViews" </text:span><text:span text:style-name="T23">class</text:span><text:span text:style-name="T22">=</text:span><text:span text:style-name="T24">"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6">&lt;</text:span><text:span text:style-name="T17">set </text:span><text:span text:style-name="T23">property</text:span><text:span text:style-name="T22">=</text:span><text:span text:style-name="T24">"hide" </text:span><text:span text:style-name="T23">value</text:span><text:span text:style-name="T22">=</text:span><text:span text:style-name="T24">"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3">aspect</text:span><text:span text:style-name="T22">=</text:span><text:span text:style-name="T24">"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4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2T12:14:25</dc:date>
    <meta:print-date>2005-05-27T19:34:41</meta:print-date>
    <dc:language>en-US</dc:language>
    <meta:editing-cycles>2205</meta:editing-cycles>
    <meta:editing-duration>P13DT7H53M32S</meta:editing-duration>
    <meta:user-defined meta:name="Info 1"/>
    <meta:user-defined meta:name="Info 2"/>
    <meta:user-defined meta:name="Info 3"/>
    <meta:user-defined meta:name="Info 4"/>
    <meta:document-statistic meta:table-count="0" meta:image-count="35" meta:object-count="0" meta:page-count="149" meta:paragraph-count="3981" meta:word-count="32435" meta:character-count="224569"/>
  </office:meta>
</office:document-meta>
</file>